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0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/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GAMARRA CLAYSEN, WIMBER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0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GAMARRA CLAYSEN, WIMBE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GAMARRA CLAYSEN, WALTER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5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20</text:span>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11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2417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9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0:4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2:0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9T22:47:2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